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officeooo:rsid="001d528c" officeooo:paragraph-rsid="001d528c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6pt" officeooo:rsid="001eda87" officeooo:paragraph-rsid="001eda87" style:font-size-asian="16pt" style:font-size-complex="16pt"/>
    </style:style>
    <style:style style:name="P3" style:family="paragraph" style:parent-style-name="Preformatted_20_Text">
      <style:text-properties fo:font-size="16pt" officeooo:rsid="001eda87" officeooo:paragraph-rsid="0020351c" style:font-size-asian="16pt" style:font-size-complex="16pt"/>
    </style:style>
    <style:style style:name="P4" style:family="paragraph" style:parent-style-name="Preformatted_20_Text">
      <style:text-properties fo:font-size="16pt" officeooo:rsid="001f89c3" officeooo:paragraph-rsid="001f89c3" style:font-size-asian="16pt" style:font-size-complex="16pt"/>
    </style:style>
    <style:style style:name="P5" style:family="paragraph" style:parent-style-name="Preformatted_20_Text">
      <style:text-properties fo:font-size="16pt" officeooo:rsid="0020351c" officeooo:paragraph-rsid="0020351c" style:font-size-asian="16pt" style:font-size-complex="16pt"/>
    </style:style>
    <style:style style:name="P6" style:family="paragraph" style:parent-style-name="Preformatted_20_Text">
      <style:text-properties fo:font-size="16pt" officeooo:rsid="001d528c" officeooo:paragraph-rsid="001d528c" style:font-size-asian="16pt" style:font-size-complex="16pt"/>
    </style:style>
    <style:style style:name="P7" style:family="paragraph" style:parent-style-name="Preformatted_20_Text">
      <style:text-properties fo:font-size="16pt" fo:font-weight="normal" officeooo:rsid="0022c234" officeooo:paragraph-rsid="0022c234" style:font-size-asian="16pt" style:font-weight-asian="normal" style:font-size-complex="16pt" style:font-weight-complex="normal"/>
    </style:style>
    <style:style style:name="P8" style:family="paragraph" style:parent-style-name="Preformatted_20_Text">
      <style:text-properties fo:font-size="16pt" fo:font-weight="normal" officeooo:rsid="0022c234" officeooo:paragraph-rsid="002579d9" style:font-size-asian="16pt" style:font-weight-asian="normal" style:font-size-complex="16pt" style:font-weight-complex="normal"/>
    </style:style>
    <style:style style:name="P9" style:family="paragraph" style:parent-style-name="Preformatted_20_Text">
      <style:text-properties fo:font-size="16pt" fo:font-weight="normal" officeooo:rsid="002579d9" officeooo:paragraph-rsid="002579d9" style:font-size-asian="16pt" style:font-weight-asian="normal" style:font-size-complex="16pt" style:font-weight-complex="normal"/>
    </style:style>
    <style:style style:name="P10" style:family="paragraph" style:parent-style-name="Preformatted_20_Text">
      <style:text-properties fo:font-size="16pt" fo:font-weight="normal" officeooo:rsid="002686ed" officeooo:paragraph-rsid="002686ed" style:font-size-asian="16pt" style:font-weight-asian="normal" style:font-size-complex="16pt" style:font-weight-complex="normal"/>
    </style:style>
    <style:style style:name="P11" style:family="paragraph" style:parent-style-name="Preformatted_20_Text">
      <style:text-properties fo:font-size="16pt" fo:font-weight="normal" officeooo:rsid="00276df9" officeooo:paragraph-rsid="00276df9" style:font-size-asian="16pt" style:font-weight-asian="normal" style:font-size-complex="16pt" style:font-weight-complex="normal"/>
    </style:style>
    <style:style style:name="P12" style:family="paragraph" style:parent-style-name="Preformatted_20_Text">
      <style:text-properties fo:font-size="16pt" fo:font-weight="normal" officeooo:rsid="00243db6" officeooo:paragraph-rsid="00243db6" style:font-size-asian="16pt" style:font-weight-asian="normal" style:font-size-complex="16pt" style:font-weight-complex="normal"/>
    </style:style>
    <style:style style:name="T1" style:family="text">
      <style:text-properties officeooo:rsid="001f89c3"/>
    </style:style>
    <style:style style:name="T2" style:family="text">
      <style:text-properties officeooo:rsid="0020351c"/>
    </style:style>
    <style:style style:name="T3" style:family="text">
      <style:text-properties officeooo:rsid="00243db6"/>
    </style:style>
    <style:style style:name="T4" style:family="text">
      <style:text-properties officeooo:rsid="002579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c关键字：</text:p>
      <text:p text:style-name="P1">1,修饰在属性上：</text:p>
      <text:p text:style-name="P2">定义类的属性;</text:p>
      <text:p text:style-name="P3"><text:s text:c="3"/>static 数据类型 变量名；<text:span text:style-name="T2">如：static int manshu;</text:span></text:p>
      <text:p text:style-name="P2">类的属性访问：</text:p>
      <text:p text:style-name="P3">1，类名.类属性名<text:span text:style-name="T1">（建议使用）如：Man.manshu++;</text:span></text:p>
      <text:p text:style-name="P4">2，对象名.类属性名（不建议使用）</text:p>
      <text:p text:style-name="P5">类属性的生命周期:</text:p>
      <text:p text:style-name="P5">如：Manclass加载到jvm（java虚拟机）中时类属性就产生了。</text:p>
      <text:p text:style-name="P5"><text:s text:c="2"/>jvm消失时类属性就消失了。</text:p>
      <text:p text:style-name="P5">对象属性：</text:p>
      <text:p text:style-name="P5">当对象被创建的时候就产生了。</text:p>
      <text:p text:style-name="P5">当对象所在的方法执行完毕后就会被垃圾回收器回收掉。</text:p>
      <text:p text:style-name="P6"/>
      <text:p text:style-name="P1">2，修饰在方法上:</text:p>
      <text:p text:style-name="P7">语法：</text:p>
      <text:p text:style-name="P7">public static 返回值类型或（void）方法名（数据类型 参数名）{</text:p>
      <text:p text:style-name="P7"><text:s/></text:p>
      <text:p text:style-name="P7"><text:s text:c="2"/>方法体</text:p>
      <text:p text:style-name="P7"><text:s text:c="2"/>return结果；</text:p>
      <text:p text:style-name="P8">}<text:span text:style-name="T4">如：public static void job(){</text:span></text:p>
      <text:p text:style-name="P9"><text:tab/><text:tab/>System.out.println("老师在改作业");</text:p>
      <text:p text:style-name="P9"><text:tab/>}</text:p>
      <text:p text:style-name="P7">类方法的调用：</text:p>
      <text:p text:style-name="P8"><text:s text:c="3"/>类名.类方法名（<text:span text:style-name="T3">推荐使用</text:span>）;<text:span text:style-name="T4">如：Teacher.job();</text:span></text:p>
      <text:p text:style-name="P10">在另一个类中可以调用有static类方法里的使用如：Arrdy.array(arr);类名.加方法名加（数组名）。</text:p>
      <text:p text:style-name="P11">通过：javac执行要用的方法文件然后执行另一个调用它的文件！</text:p>
      <text:p text:style-name="P7"><text:s text:c="3"/><text:span text:style-name="T3">对象.类方法名（不推荐使用）;</text:span></text:p>
      <text:p text:style-name="P12">在类方法中不能使用对象的属性！</text:p>
      <text:p text:style-name="P9">类方法只能使用类属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22:25:26.028000000</dc:date>
    <meta:editing-duration>PT31M2S</meta:editing-duration>
    <meta:editing-cycles>4</meta:editing-cycles>
    <meta:generator>LibreOffice/5.3.0.3$Windows_X86_64 LibreOffice_project/7074905676c47b82bbcfbea1aeefc84afe1c50e1</meta:generator>
    <meta:document-statistic meta:table-count="0" meta:image-count="0" meta:object-count="0" meta:page-count="1" meta:paragraph-count="29" meta:word-count="351" meta:character-count="525" meta:non-whitespace-character-count="496"/>
  </office:meta>
</office:document-meta>
</file>